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3.38cm"/>
    </style:style>
    <style:style style:name="co11" style:family="table-column">
      <style:table-column-properties fo:break-before="auto" style:column-width="3.503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7"/>
          <table:table-cell table:style-name="ce2" office:value-type="string" calcext:value-type="string">
            <text:p>Mesh</text:p>
          </table:table-cell>
          <table:table-cell table:style-name="ce2" office:value-type="string" calcext:value-type="string">
            <text:p>Bounding box</text:p>
          </table:table-cell>
          <table:table-cell table:style-name="ce2" office:value-type="string" calcext:value-type="string">
            <text:p>Inertia</text:p>
          </table:table-cell>
          <table:table-cell table:style-name="ce2" office:value-type="string" calcext:value-type="string">
            <text:p>Volume</text:p>
          </table:table-cell>
          <table:table-cell table:style-name="ce7"/>
          <table:table-cell table:style-name="ce7" office:value-type="string" calcext:value-type="string">
            <text:p>Mass</text:p>
          </table:table-cell>
          <table:table-cell table:style-name="ce7" office:value-type="string" calcext:value-type="string">
            <text:p>Centre of mass</text:p>
          </table:table-cell>
          <table:table-cell table:style-name="ce2" office:value-type="string" calcext:value-type="string">
            <text:p>Inertia (scaled by 10)</text:p>
          </table:table-cell>
          <table:table-cell table:style-name="ce2" office:value-type="string" calcext:value-type="string">
            <text:p>Mesh</text:p>
          </table:table-cell>
          <table:table-cell table:style-name="ce7" office:value-type="string" calcext:value-type="string" table:number-columns-spanned="3" table:number-rows-spanned="1">
            <text:p>Inertia (scale by 10)</text:p>
          </table:table-cell>
          <table:covered-table-cell table:number-columns-repeated="2" table:style-name="ce22"/>
          <table:table-cell table:style-name="ce7" office:value-type="string" calcext:value-type="string">
            <text:p>Density/scale^5</text:p>
          </table:table-cell>
          <table:table-cell table:style-name="ce7" office:value-type="string" calcext:value-type="string" table:number-columns-spanned="3" table:number-rows-spanned="1">
            <text:p>Actual inertia</text:p>
          </table:table-cell>
          <table:covered-table-cell table:number-columns-repeated="2" table:style-name="ce22"/>
          <table:table-cell table:style-name="ce2" office:value-type="string" calcext:value-type="string">
            <text:p>Mesh</text:p>
          </table:table-cell>
          <table:table-cell table:style-name="ce22" table:number-columns-repeated="1006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3" table:number-columns-repeated="2"/>
          <table:table-cell table:number-columns-repeated="7"/>
          <table:table-cell table:style-name="ce3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base_link</text:p>
          </table:table-cell>
          <table:table-cell table:style-name="ce4" office:value-type="string" calcext:value-type="string">
            <text:p>0.399566 0.314402 0.260000</text:p>
          </table:table-cell>
          <table:table-cell table:style-name="ce5"/>
          <table:table-cell table:style-name="ce6" office:value-type="float" office:value="0.026429" calcext:value-type="float">
            <text:p>0.026429</text:p>
          </table:table-cell>
          <table:table-cell table:style-name="ce1"/>
          <table:table-cell table:style-name="ce6" office:value-type="float" office:value="52.6664" calcext:value-type="float">
            <text:p>52.6664</text:p>
          </table:table-cell>
          <table:table-cell table:style-name="ce4" office:value-type="string" calcext:value-type="string">
            <text:p>-0.024332 -0.000227 0.124659</text:p>
          </table:table-cell>
          <table:table-cell table:style-name="ce4" office:value-type="string" calcext:value-type="string">
            <text:p>| 32.488693 -0.113483 -0.743976 |</text:p>
          </table:table-cell>
          <table:table-cell table:style-name="ce3" office:value-type="string" calcext:value-type="string">
            <text:p>base_link</text:p>
          </table:table-cell>
          <table:table-cell office:value-type="float" office:value="32.488693" calcext:value-type="float">
            <text:p>32.488693</text:p>
          </table:table-cell>
          <table:table-cell office:value-type="float" office:value="-0.113483" calcext:value-type="float">
            <text:p>-0.113483</text:p>
          </table:table-cell>
          <table:table-cell office:value-type="float" office:value="-0.743976" calcext:value-type="float">
            <text:p>-0.743976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3]*[.K3]" office:value-type="float" office:value="0.647418852110509" calcext:value-type="float">
            <text:p>0.647418852110509</text:p>
          </table:table-cell>
          <table:table-cell table:formula="of:=[.N3]*[.L3]" office:value-type="float" office:value="-0.002261433957779" calcext:value-type="float">
            <text:p>-0.002261433957779</text:p>
          </table:table-cell>
          <table:table-cell table:formula="of:=[.N3]*[.M3]" office:value-type="float" office:value="-0.014825591411688" calcext:value-type="float">
            <text:p>-0.014825591411688</text:p>
          </table:table-cell>
          <table:table-cell table:style-name="ce3" office:value-type="string" calcext:value-type="string">
            <text:p>base_link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4" office:value-type="string" calcext:value-type="string">
            <text:p>| -0.113483 40.594257 -0.030038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40.594257" calcext:value-type="float">
            <text:p>40.594257</text:p>
          </table:table-cell>
          <table:table-cell office:value-type="float" office:value="-0.030038" calcext:value-type="float">
            <text:p>-0.030038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4]*[.L4]" office:value-type="float" office:value="0.808942584092841" calcext:value-type="float">
            <text:p>0.808942584092841</text:p>
          </table:table-cell>
          <table:table-cell table:formula="of:=[.N4]*[.M4]" office:value-type="float" office:value="-0.000598582635494" calcext:value-type="float">
            <text:p>-0.000598582635494</text:p>
          </table:table-cell>
          <table:table-cell table:style-name="ce3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style-name="ce4" office:value-type="string" calcext:value-type="string">
            <text:p>| -0.743976 -0.030038 44.525795 |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.525795" calcext:value-type="float">
            <text:p>44.525795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5]*[.M5]" office:value-type="float" office:value="0.887288358697835" calcext:value-type="float">
            <text:p>0.887288358697835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Link_1</text:p>
          </table:table-cell>
          <table:table-cell table:style-name="ce4" office:value-type="string" calcext:value-type="string">
            <text:p>0.414340 0.434867 0.365267</text:p>
          </table:table-cell>
          <table:table-cell table:style-name="ce5"/>
          <table:table-cell table:style-name="ce6" office:value-type="float" office:value="0.032489" calcext:value-type="float">
            <text:p>0.032489</text:p>
          </table:table-cell>
          <table:table-cell table:style-name="ce1"/>
          <table:table-cell table:style-name="ce6" office:value-type="float" office:value="64.7425" calcext:value-type="float">
            <text:p>64.7425</text:p>
          </table:table-cell>
          <table:table-cell table:style-name="ce4" office:value-type="string" calcext:value-type="string">
            <text:p>0.030634 0.027021 -0.054840</text:p>
          </table:table-cell>
          <table:table-cell table:style-name="ce4" office:value-type="string" calcext:value-type="string">
            <text:p>| 51.314873 -0.437871 -1.190670 |</text:p>
          </table:table-cell>
          <table:table-cell table:style-name="ce3" office:value-type="string" calcext:value-type="string">
            <text:p>Link_1</text:p>
          </table:table-cell>
          <table:table-cell office:value-type="float" office:value="51.314873" calcext:value-type="float">
            <text:p>51.314873</text:p>
          </table:table-cell>
          <table:table-cell office:value-type="float" office:value="-0.437871" calcext:value-type="float">
            <text:p>-0.437871</text:p>
          </table:table-cell>
          <table:table-cell office:value-type="float" office:value="-1.19067" calcext:value-type="float">
            <text:p>-1.19067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6]*[.K6]" office:value-type="float" office:value="1.02257779880085" calcext:value-type="float">
            <text:p>1.02257779880085</text:p>
          </table:table-cell>
          <table:table-cell table:formula="of:=[.N6]*[.L6]" office:value-type="float" office:value="-0.008725680044823" calcext:value-type="float">
            <text:p>-0.008725680044823</text:p>
          </table:table-cell>
          <table:table-cell table:formula="of:=[.N6]*[.M6]" office:value-type="float" office:value="-0.02372709190371" calcext:value-type="float">
            <text:p>-0.02372709190371</text:p>
          </table:table-cell>
          <table:table-cell table:style-name="ce3" office:value-type="string" calcext:value-type="string">
            <text:p>Link_1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15"/>
          <table:table-cell table:style-name="ce17"/>
          <table:table-cell table:style-name="ce19"/>
          <table:table-cell table:style-name="ce17" table:number-columns-repeated="2"/>
          <table:table-cell table:style-name="ce4" office:value-type="string" calcext:value-type="string">
            <text:p>| -0.437871 54.239574 -1.639838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54.239574" calcext:value-type="float">
            <text:p>54.239574</text:p>
          </table:table-cell>
          <table:table-cell office:value-type="float" office:value="-1.639838" calcext:value-type="float">
            <text:p>-1.639838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7]*[.L7]" office:value-type="float" office:value="1.08085981599946" calcext:value-type="float">
            <text:p>1.08085981599946</text:p>
          </table:table-cell>
          <table:table-cell table:formula="of:=[.N7]*[.M7]" office:value-type="float" office:value="-0.032677893062894" calcext:value-type="float">
            <text:p>-0.032677893062894</text:p>
          </table:table-cell>
          <table:table-cell table:style-name="ce3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style-name="ce4" office:value-type="string" calcext:value-type="string">
            <text:p>| -1.190670 -1.639838 57.209553 |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.209553" calcext:value-type="float">
            <text:p>57.209553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8]*[.M8]" office:value-type="float" office:value="1.14004411113169" calcext:value-type="float">
            <text:p>1.1400441111316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Link_2</text:p>
          </table:table-cell>
          <table:table-cell table:style-name="ce4" office:value-type="string" calcext:value-type="string">
            <text:p>0.759432 0.153800 0.163933</text:p>
          </table:table-cell>
          <table:table-cell table:style-name="ce4" office:value-type="string" calcext:value-type="string">
            <text:p>| 0.000011 0.000005 -0.000001 |</text:p>
          </table:table-cell>
          <table:table-cell table:style-name="ce3" office:value-type="float" office:value="0.005346" calcext:value-type="float">
            <text:p>0.005346</text:p>
          </table:table-cell>
          <table:table-cell table:style-name="ce1"/>
          <table:table-cell table:style-name="ce3" office:value-type="float" office:value="10.6532" calcext:value-type="float">
            <text:p>10.6532</text:p>
          </table:table-cell>
          <table:table-cell table:style-name="ce4" office:value-type="string" calcext:value-type="string">
            <text:p>0.268622 -0.135342 0.007101</text:p>
          </table:table-cell>
          <table:table-cell table:style-name="ce4" office:value-type="string" calcext:value-type="string">
            <text:p>| 1.125464 0.495849 -0.087988 |</text:p>
          </table:table-cell>
          <table:table-cell table:style-name="ce3" office:value-type="string" calcext:value-type="string">
            <text:p>Link_2</text:p>
          </table:table-cell>
          <table:table-cell office:value-type="float" office:value="1.125464" calcext:value-type="float">
            <text:p>1.125464</text:p>
          </table:table-cell>
          <table:table-cell office:value-type="float" office:value="0.495849" calcext:value-type="float">
            <text:p>0.495849</text:p>
          </table:table-cell>
          <table:table-cell office:value-type="float" office:value="-0.087988" calcext:value-type="float">
            <text:p>-0.087988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9]*[.K9]" office:value-type="float" office:value="0.022427698491032" calcext:value-type="float">
            <text:p>0.022427698491032</text:p>
          </table:table-cell>
          <table:table-cell table:formula="of:=[.N9]*[.L9]" office:value-type="float" office:value="0.009881037393537" calcext:value-type="float">
            <text:p>0.009881037393537</text:p>
          </table:table-cell>
          <table:table-cell table:formula="of:=[.N9]*[.M9]" office:value-type="float" office:value="-0.001753382013844" calcext:value-type="float">
            <text:p>-0.001753382013844</text:p>
          </table:table-cell>
          <table:table-cell table:style-name="ce3" office:value-type="string" calcext:value-type="string">
            <text:p>Link_2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0.000005 0.000200 0.000000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0.495849 20.005953 0.010471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0.005953" calcext:value-type="float">
            <text:p>20.005953</text:p>
          </table:table-cell>
          <table:table-cell office:value-type="float" office:value="0.010471" calcext:value-type="float">
            <text:p>0.010471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10]*[.L10]" office:value-type="float" office:value="0.398668888484889" calcext:value-type="float">
            <text:p>0.398668888484889</text:p>
          </table:table-cell>
          <table:table-cell table:formula="of:=[.N10]*[.M10]" office:value-type="float" office:value="0.000208660988623" calcext:value-type="float">
            <text:p>0.000208660988623</text:p>
          </table:table-cell>
          <table:table-cell table:style-name="ce3"/>
          <table:table-cell table:style-name="ce8" office:value-type="string" calcext:value-type="string">
            <text:p>ixx </text:p>
          </table:table-cell>
          <table:table-cell table:style-name="ce8" office:value-type="string" calcext:value-type="string">
            <text:p>ixy </text:p>
          </table:table-cell>
          <table:table-cell table:style-name="ce8" office:value-type="string" calcext:value-type="string">
            <text:p>ixz 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-0.000001 0.000000 0.000196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-0.087988 0.010471 19.619907 |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19.619907" calcext:value-type="float">
            <text:p>19.619907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11]*[.M11]" office:value-type="float" office:value="0.390975951801291" calcext:value-type="float">
            <text:p>0.390975951801291</text:p>
          </table:table-cell>
          <table:table-cell table:style-name="ce3"/>
          <table:table-cell table:style-name="ce9" office:value-type="string" calcext:value-type="string">
            <text:p>ixy </text:p>
          </table:table-cell>
          <table:table-cell table:style-name="ce8" office:value-type="string" calcext:value-type="string">
            <text:p>iyy </text:p>
          </table:table-cell>
          <table:table-cell table:style-name="ce8" office:value-type="string" calcext:value-type="string">
            <text:p>iyz 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>
            <text:p>Link_3</text:p>
          </table:table-cell>
          <table:table-cell table:style-name="ce4" office:value-type="string" calcext:value-type="string">
            <text:p>0.440325 0.305006 0.188722</text:p>
          </table:table-cell>
          <table:table-cell table:style-name="ce5"/>
          <table:table-cell table:style-name="ce5" office:value-type="float" office:value="0.012591" calcext:value-type="float">
            <text:p>0.012591</text:p>
          </table:table-cell>
          <table:table-cell table:style-name="ce1"/>
          <table:table-cell table:style-name="ce5" office:value-type="float" office:value="25.0907" calcext:value-type="float">
            <text:p>25.0907</text:p>
          </table:table-cell>
          <table:table-cell table:style-name="ce4" office:value-type="string" calcext:value-type="string">
            <text:p>0.101103 0.027129 0.001040</text:p>
          </table:table-cell>
          <table:table-cell table:style-name="ce4" office:value-type="string" calcext:value-type="string">
            <text:p>| 8.189800 1.011990 -0.914487 |</text:p>
          </table:table-cell>
          <table:table-cell table:style-name="ce3" office:value-type="string" calcext:value-type="string">
            <text:p>Link_3</text:p>
          </table:table-cell>
          <table:table-cell office:value-type="float" office:value="8.1898" calcext:value-type="float">
            <text:p>8.1898</text:p>
          </table:table-cell>
          <table:table-cell office:value-type="float" office:value="1.01199" calcext:value-type="float">
            <text:p>1.01199</text:p>
          </table:table-cell>
          <table:table-cell office:value-type="float" office:value="-0.914487" calcext:value-type="float">
            <text:p>-0.914487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12]*[.K12]" office:value-type="float" office:value="0.1632023459674" calcext:value-type="float">
            <text:p>0.1632023459674</text:p>
          </table:table-cell>
          <table:table-cell table:formula="of:=[.N12]*[.L12]" office:value-type="float" office:value="0.02016644388087" calcext:value-type="float">
            <text:p>0.02016644388087</text:p>
          </table:table-cell>
          <table:table-cell table:formula="of:=[.N12]*[.M12]" office:value-type="float" office:value="-0.018223451580831" calcext:value-type="float">
            <text:p>-0.018223451580831</text:p>
          </table:table-cell>
          <table:table-cell table:style-name="ce3" office:value-type="string" calcext:value-type="string">
            <text:p>Link_3</text:p>
          </table:table-cell>
          <table:table-cell table:style-name="ce9" office:value-type="string" calcext:value-type="string">
            <text:p>ixz </text:p>
          </table:table-cell>
          <table:table-cell table:style-name="ce9" office:value-type="string" calcext:value-type="string">
            <text:p>iyz </text:p>
          </table:table-cell>
          <table:table-cell table:style-name="ce8" office:value-type="string" calcext:value-type="string">
            <text:p>izz 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2"/>
          <table:table-cell table:style-name="ce4"/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1.011990 16.369059 0.349992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6.369059" calcext:value-type="float">
            <text:p>16.369059</text:p>
          </table:table-cell>
          <table:table-cell office:value-type="float" office:value="0.349992" calcext:value-type="float">
            <text:p>0.349992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13]*[.L13]" office:value-type="float" office:value="0.326194636020267" calcext:value-type="float">
            <text:p>0.326194636020267</text:p>
          </table:table-cell>
          <table:table-cell table:formula="of:=[.N13]*[.M13]" office:value-type="float" office:value="0.006974470129896" calcext:value-type="float">
            <text:p>0.006974470129896</text:p>
          </table:table-cell>
          <table:table-cell table:style-name="ce3"/>
          <table:table-cell table:style-name="ce9"/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style-name="ce4" office:value-type="string" calcext:value-type="string">
            <text:p>| -0.914487 0.349992 19.942926 |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.942926" calcext:value-type="float">
            <text:p>19.942926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14]*[.M14]" office:value-type="float" office:value="0.397412917123038" calcext:value-type="float">
            <text:p>0.397412917123038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Link_4</text:p>
          </table:table-cell>
          <table:table-cell table:style-name="ce4" office:value-type="string" calcext:value-type="string">
            <text:p>0.358944 0.119500 0.111051</text:p>
          </table:table-cell>
          <table:table-cell table:style-name="ce4" office:value-type="string" calcext:value-type="string">
            <text:p>| 0.000005 0.000000 0.000000 |</text:p>
          </table:table-cell>
          <table:table-cell table:style-name="ce4" office:value-type="float" office:value="0.002981" calcext:value-type="float">
            <text:p>0.002981</text:p>
          </table:table-cell>
          <table:table-cell table:style-name="ce1"/>
          <table:table-cell table:style-name="ce4" office:value-type="float" office:value="5.9403" calcext:value-type="float">
            <text:p>5.9403</text:p>
          </table:table-cell>
          <table:table-cell table:style-name="ce4" office:value-type="string" calcext:value-type="string">
            <text:p>0.494754 0.000046 0.000066</text:p>
          </table:table-cell>
          <table:table-cell table:style-name="ce4" office:value-type="string" calcext:value-type="string">
            <text:p>| 0.542351 0.005213 0.001258 |</text:p>
          </table:table-cell>
          <table:table-cell table:style-name="ce3" office:value-type="string" calcext:value-type="string">
            <text:p>Link_4</text:p>
          </table:table-cell>
          <table:table-cell office:value-type="float" office:value="0.542351" calcext:value-type="float">
            <text:p>0.542351</text:p>
          </table:table-cell>
          <table:table-cell office:value-type="float" office:value="0.005213" calcext:value-type="float">
            <text:p>0.005213</text:p>
          </table:table-cell>
          <table:table-cell office:value-type="float" office:value="0.001258" calcext:value-type="float">
            <text:p>0.001258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15]*[.K15]" office:value-type="float" office:value="0.010807706603063" calcext:value-type="float">
            <text:p>0.010807706603063</text:p>
          </table:table-cell>
          <table:table-cell table:formula="of:=[.N15]*[.L15]" office:value-type="float" office:value="0.000103882125269" calcext:value-type="float">
            <text:p>0.000103882125269</text:p>
          </table:table-cell>
          <table:table-cell table:formula="of:=[.N15]*[.M15]" office:value-type="float" office:value="0.000025068811354" calcext:value-type="float">
            <text:p>2.5068811354E-05</text:p>
          </table:table-cell>
          <table:table-cell table:style-name="ce3" office:value-type="string" calcext:value-type="string">
            <text:p>Link_4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0.000000 0.000023 0.000000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0.005213 2.275047 0.000764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.275047" calcext:value-type="float">
            <text:p>2.275047</text:p>
          </table:table-cell>
          <table:table-cell office:value-type="float" office:value="0.000764" calcext:value-type="float">
            <text:p>0.000764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16]*[.L16]" office:value-type="float" office:value="0.045336028668111" calcext:value-type="float">
            <text:p>0.045336028668111</text:p>
          </table:table-cell>
          <table:table-cell table:formula="of:=[.N16]*[.M16]" office:value-type="float" office:value="0.000015224619932" calcext:value-type="float">
            <text:p>1.5224619932E-05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0.000000 0.000000 0.000024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0.001258 0.000764 2.366760 |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2.36676" calcext:value-type="float">
            <text:p>2.36676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17]*[.M17]" office:value-type="float" office:value="0.04716364066788" calcext:value-type="float">
            <text:p>0.04716364066788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Link_5</text:p>
          </table:table-cell>
          <table:table-cell table:style-name="ce4" office:value-type="string" calcext:value-type="string">
            <text:p>0.116198 0.078500 0.079378</text:p>
          </table:table-cell>
          <table:table-cell table:style-name="ce4" office:value-type="string" calcext:value-type="string">
            <text:p>| 0.000000 0.000000 0.000000 |</text:p>
          </table:table-cell>
          <table:table-cell table:style-name="ce4" office:value-type="float" office:value="0.000441" calcext:value-type="float">
            <text:p>0.000441</text:p>
          </table:table-cell>
          <table:table-cell table:style-name="ce1"/>
          <table:table-cell table:style-name="ce4" office:value-type="float" office:value="0.8788" calcext:value-type="float">
            <text:p>0.8788</text:p>
          </table:table-cell>
          <table:table-cell table:style-name="ce4" office:value-type="string" calcext:value-type="string">
            <text:p>0.015795 0.001915 -0.000032</text:p>
          </table:table-cell>
          <table:table-cell table:style-name="ce4" office:value-type="string" calcext:value-type="string">
            <text:p>| 0.031750 0.001658 0.000031 |</text:p>
          </table:table-cell>
          <table:table-cell table:style-name="ce3" office:value-type="string" calcext:value-type="string">
            <text:p>Link_5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00031" calcext:value-type="float">
            <text:p>3.1E-05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18]*[.K18]" office:value-type="float" office:value="0.00063269853775" calcext:value-type="float">
            <text:p>0.00063269853775</text:p>
          </table:table-cell>
          <table:table-cell table:formula="of:=[.N18]*[.L18]" office:value-type="float" office:value="0.000033039816554" calcext:value-type="float">
            <text:p>3.3039816554E-05</text:p>
          </table:table-cell>
          <table:table-cell table:formula="of:=[.N18]*[.M18]" office:value-type="float" office:value="0.000000617752903" calcext:value-type="float">
            <text:p>6.17752903E-07</text:p>
          </table:table-cell>
          <table:table-cell table:style-name="ce3" office:value-type="string" calcext:value-type="string">
            <text:p>Link_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0.000000 0.000001 0.000000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0.001658 0.052710 0.000033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00033" calcext:value-type="float">
            <text:p>3.3E-05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19]*[.L19]" office:value-type="float" office:value="0.00105037921023" calcext:value-type="float">
            <text:p>0.00105037921023</text:p>
          </table:table-cell>
          <table:table-cell table:formula="of:=[.N19]*[.M19]" office:value-type="float" office:value="0.000000657607929" calcext:value-type="float">
            <text:p>6.57607929E-07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0.000000 0.000000 0.000001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0.000031 0.000033 0.056104 |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0.056104" calcext:value-type="float">
            <text:p>0.056104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20]*[.M20]" office:value-type="float" office:value="0.001118013189352" calcext:value-type="float">
            <text:p>0.001118013189352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Link_6</text:p>
          </table:table-cell>
          <table:table-cell table:style-name="ce4" office:value-type="string" calcext:value-type="string">
            <text:p>0.013500 0.039997 0.039986</text:p>
          </table:table-cell>
          <table:table-cell table:style-name="ce4" office:value-type="string" calcext:value-type="string">
            <text:p>| 0.000000 -0.000000 -0.000000 |</text:p>
          </table:table-cell>
          <table:table-cell table:style-name="ce4" office:value-type="float" office:value="0.000014" calcext:value-type="float">
            <text:p>1.4E-05</text:p>
          </table:table-cell>
          <table:table-cell table:style-name="ce1"/>
          <table:table-cell table:style-name="ce4" office:value-type="float" office:value="0.027898" calcext:value-type="float">
            <text:p>0.027898</text:p>
          </table:table-cell>
          <table:table-cell table:style-name="ce4" office:value-type="string" calcext:value-type="string">
            <text:p>-0.007515 0.000002 0.000043</text:p>
          </table:table-cell>
          <table:table-cell table:style-name="ce4" office:value-type="string" calcext:value-type="string">
            <text:p>| 0.000302 -0.000000 -0.000000 |</text:p>
          </table:table-cell>
          <table:table-cell table:style-name="ce3" office:value-type="string" calcext:value-type="string">
            <text:p>Link_6</text:p>
          </table:table-cell>
          <table:table-cell office:value-type="float" office:value="0.000302" calcext:value-type="float">
            <text:p>0.000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19927513" calcext:value-type="float">
            <text:p>0.019927513</text:p>
          </table:table-cell>
          <table:table-cell table:formula="of:=[.N21]*[.K21]" office:value-type="float" office:value="0.000006018108926" calcext:value-type="float">
            <text:p>6.018108926E-06</text:p>
          </table:table-cell>
          <table:table-cell table:formula="of:=[.N21]*[.L21]" office:value-type="float" office:value="0" calcext:value-type="float">
            <text:p>0</text:p>
          </table:table-cell>
          <table:table-cell table:formula="of:=[.N21]*[.M21]" office:value-type="float" office:value="0" calcext:value-type="float">
            <text:p>0</text:p>
          </table:table-cell>
          <table:table-cell table:style-name="ce3" office:value-type="string" calcext:value-type="string">
            <text:p>Link_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-0.000000 0.000000 -0.000000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-0.000000 0.000171 -0.000000 |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9927513" calcext:value-type="float">
            <text:p>0.019927513</text:p>
          </table:table-cell>
          <table:table-cell/>
          <table:table-cell table:formula="of:=[.N22]*[.L22]" office:value-type="float" office:value="0.000003407604723" calcext:value-type="float">
            <text:p>3.407604723E-06</text:p>
          </table:table-cell>
          <table:table-cell table:formula="of:=[.N22]*[.M22]" office:value-type="float" office:value="0" calcext:value-type="float">
            <text:p>0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1"/>
          <table:table-cell table:style-name="ce3" table:number-columns-repeated="2"/>
          <table:table-cell table:style-name="ce4" office:value-type="string" calcext:value-type="string">
            <text:p>| -0.000000 -0.000000 0.000000 |</text:p>
          </table:table-cell>
          <table:table-cell table:style-name="ce3"/>
          <table:table-cell table:style-name="ce1"/>
          <table:table-cell table:style-name="ce3"/>
          <table:table-cell/>
          <table:table-cell table:style-name="ce4" office:value-type="string" calcext:value-type="string">
            <text:p>| -0.000000 -0.000000 0.000171 |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0.000171" calcext:value-type="float">
            <text:p>0.000171</text:p>
          </table:table-cell>
          <table:table-cell table:style-name="ce1" office:value-type="float" office:value="0.019927513" calcext:value-type="float">
            <text:p>0.019927513</text:p>
          </table:table-cell>
          <table:table-cell table:number-columns-repeated="2"/>
          <table:table-cell table:formula="of:=[.N23]*[.M23]" office:value-type="float" office:value="0.000003407604723" calcext:value-type="float">
            <text:p>3.407604723E-06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1" table:number-columns-repeated="6"/>
          <table:table-cell table:style-name="ce1" table:formula="of:=SUM([.G5:.G23])" office:value-type="float" office:value="107.333398" calcext:value-type="float">
            <text:p>107.333398</text:p>
          </table:table-cell>
          <table:table-cell/>
          <table:table-cell table:style-name="ce1" table:number-columns-repeated="2"/>
          <table:table-cell table:number-columns-repeated="7"/>
          <table:table-cell table:style-name="ce1"/>
          <table:table-cell table:number-columns-repeated="1006"/>
        </table:table-row>
        <table:table-row table:style-name="ro1">
          <table:table-cell table:style-name="ce1" table:number-columns-repeated="4"/>
          <table:table-cell table:style-name="ce1" table:formula="of:=SUM([.E5:.E21])" office:value-type="float" office:value="0.053862" calcext:value-type="float">
            <text:p>0.053862</text:p>
          </table:table-cell>
          <table:table-cell table:style-name="ce1" office:value-type="float" office:value="1992.7513" calcext:value-type="float">
            <text:p>1992.7513</text:p>
          </table:table-cell>
          <table:table-cell table:style-name="ce1" office:value-type="float" office:value="160" calcext:value-type="float">
            <text:p>160</text:p>
          </table:table-cell>
          <table:table-cell/>
          <table:table-cell table:style-name="ce1" table:number-columns-repeated="2"/>
          <table:table-cell table:number-columns-repeated="7"/>
          <table:table-cell table:style-name="ce1"/>
          <table:table-cell table:number-columns-repeated="100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Approx Tot vol</text:p>
          </table:table-cell>
          <table:table-cell table:style-name="ce1" office:value-type="string" calcext:value-type="string">
            <text:p>Approx density</text:p>
          </table:table-cell>
          <table:table-cell table:style-name="ce1" office:value-type="string" calcext:value-type="string">
            <text:p>Approx Tot mass</text:p>
          </table:table-cell>
          <table:table-cell/>
          <table:table-cell table:style-name="ce1" table:number-columns-repeated="2"/>
          <table:table-cell table:number-columns-repeated="4"/>
          <table:table-cell table:style-name="ce23" office:value-type="string" calcext:value-type="string">
            <text:p>ixx </text:p>
          </table:table-cell>
          <table:table-cell table:style-name="ce23" office:value-type="string" calcext:value-type="string">
            <text:p>ixy </text:p>
          </table:table-cell>
          <table:table-cell table:style-name="ce23" office:value-type="string" calcext:value-type="string">
            <text:p>ixz 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table:number-columns-repeated="7"/>
          <table:table-cell/>
          <table:table-cell table:style-name="ce1" table:number-columns-repeated="2"/>
          <table:table-cell table:number-columns-repeated="4"/>
          <table:table-cell table:style-name="ce24" office:value-type="string" calcext:value-type="string">
            <text:p>ixy </text:p>
          </table:table-cell>
          <table:table-cell table:style-name="ce23" office:value-type="string" calcext:value-type="string">
            <text:p>iyy </text:p>
          </table:table-cell>
          <table:table-cell table:style-name="ce23" office:value-type="string" calcext:value-type="string">
            <text:p>iyz </text:p>
          </table:table-cell>
          <table:table-cell table:style-name="ce1"/>
          <table:table-cell table:number-columns-repeated="1006"/>
        </table:table-row>
        <table:table-row table:style-name="ro1">
          <table:table-cell table:number-columns-repeated="14"/>
          <table:table-cell table:style-name="ce24" office:value-type="string" calcext:value-type="string">
            <text:p>ixz </text:p>
          </table:table-cell>
          <table:table-cell table:style-name="ce24" office:value-type="string" calcext:value-type="string">
            <text:p>iyz </text:p>
          </table:table-cell>
          <table:table-cell table:style-name="ce23" office:value-type="string" calcext:value-type="string">
            <text:p>izz 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5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ripper_base</text:p>
          </table:table-cell>
          <table:table-cell table:number-columns-repeated="4"/>
          <table:table-cell office:value-type="float" office:value="0.3825" calcext:value-type="float">
            <text:p>0.382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_right</text:p>
          </table:table-cell>
          <table:table-cell table:number-columns-repeated="4"/>
          <table:table-cell office:value-type="float" office:value="0.039517" calcext:value-type="float">
            <text:p>0.03951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_left</text:p>
          </table:table-cell>
          <table:table-cell table:number-columns-repeated="4"/>
          <table:table-cell office:value-type="float" office:value="0.039517" calcext:value-type="float">
            <text:p>0.039517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9:22:32.296677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8:09:38.156940925</meta:creation-date>
    <dc:date>2022-07-13T19:24:36.760306693</dc:date>
    <meta:editing-duration>P1DT8H18M31S</meta:editing-duration>
    <meta:editing-cycles>11</meta:editing-cycles>
    <meta:generator>LibreOffice/6.4.7.2$Linux_X86_64 LibreOffice_project/40$Build-2</meta:generator>
    <meta:document-statistic meta:table-count="1" meta:cell-count="251" meta:object-count="0"/>
    <meta:user-defined meta:name="qrichtext">1</meta:user-defined>
  </office:meta>
</office:document-meta>
</file>